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1cm" svg:y="6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cm" svg:height="0.569cm" svg:x="1.2cm" svg:y="6.601cm">
          <draw:text-box>
            <text:p><text:span text:style-name="T1">Serial</text:span></text:p>
          </draw:text-box>
        </draw:frame>
        <draw:custom-shape draw:style-name="gr3" draw:text-style-name="P1" draw:layer="layout" svg:width="0.4cm" svg:height="0.4cm" svg:x="2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cm" svg:height="0.887cm" svg:x="2.7cm" svg:y="6.614cm">
          <draw:text-box>
            <text:p><text:span text:style-name="T1">OpenMP (none)</text:span></text:p>
          </draw:text-box>
        </draw:frame>
        <draw:custom-shape draw:style-name="gr5" draw:text-style-name="P1" draw:layer="layout" svg:width="0.4cm" svg:height="0.4cm" svg:x="5.3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887cm" svg:x="5.5cm" svg:y="6.601cm">
          <draw:text-box>
            <text:p><text:span text:style-name="T1">OpenMP (compact)</text:span></text:p>
          </draw:text-box>
        </draw:frame>
        <draw:custom-shape draw:style-name="gr6" draw:text-style-name="P1" draw:layer="layout" svg:width="0.4cm" svg:height="0.4cm" svg:x="8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cm" svg:height="0.887cm" svg:x="8.7cm" svg:y="6.601cm">
          <draw:text-box>
            <text:p><text:span text:style-name="T1">OpenMP (scatter)</text:span></text:p>
          </draw:text-box>
        </draw:frame>
        <draw:custom-shape draw:style-name="gr7" draw:text-style-name="P1" draw:layer="layout" svg:width="0.4cm" svg:height="0.4cm" svg:x="11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2cm" svg:height="0.887cm" svg:x="11.7cm" svg:y="6.614cm">
          <draw:text-box>
            <text:p><text:span text:style-name="T1">OpenMP (balanced)</text:span></text:p>
          </draw:text-box>
        </draw:frame>
        <draw:custom-shape draw:style-name="gr8" draw:text-style-name="P1" draw:layer="layout" svg:width="0.4cm" svg:height="0.4cm" svg:x="14.8cm" svg:y="6.7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7cm" svg:height="1.205cm" svg:x="15cm" svg:y="6.601cm">
          <draw:text-box>
            <text:p><text:span text:style-name="T1">Cilk Plus</text:span></text:p>
          </draw:text-box>
        </draw:frame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4:20.646245277</dc:date>
    <meta:editing-duration>PT35M40S</meta:editing-duration>
    <meta:editing-cycles>14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12cm" svg:y="0.119cm" svg:width="6.994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3.883cm" svg:y="5.513cm" chart:style-name="ch4">
              <text:p>n (millions)</text:p>
            </chart:title>
            <chart:categories table:cell-range-address="local-table.$A$2:.$A$31"/>
          </chart:axis>
          <chart:axis chart:dimension="y" chart:name="primary-y" chart:style-name="ch5">
            <chart:title svg:x="0.454cm" svg:y="3.813cm" chart:style-name="ch6">
              <text:p>msort n 32 (ms)</text:p>
            </chart:title>
          </chart:axis>
          <chart:series chart:style-name="ch7" chart:values-cell-range-address="local-table.$B$2:.$B$31" chart:label-cell-address="local-table.$B$1" chart:class="chart:line">
            <chart:data-point chart:repeated="30"/>
          </chart:series>
          <chart:series chart:style-name="ch8" chart:values-cell-range-address="local-table.$C$2:.$C$31" chart:label-cell-address="local-table.$C$1" chart:class="chart:line">
            <chart:data-point chart:repeated="30"/>
          </chart:series>
          <chart:series chart:style-name="ch9" chart:values-cell-range-address="local-table.$D$2:.$D$31" chart:label-cell-address="local-table.$D$1" chart:class="chart:line">
            <chart:data-point chart:repeated="30"/>
          </chart:series>
          <chart:series chart:style-name="ch10" chart:values-cell-range-address="local-table.$E$2:.$E$31" chart:label-cell-address="local-table.$E$1" chart:class="chart:line">
            <chart:data-point chart:repeated="30"/>
          </chart:series>
          <chart:series chart:style-name="ch11" chart:values-cell-range-address="local-table.$F$2:.$F$31" chart:label-cell-address="local-table.$F$1" chart:class="chart:line">
            <chart:data-point chart:repeated="30"/>
          </chart:series>
          <chart:series chart:style-name="ch12" chart:values-cell-range-address="local-table.$G$2:.$G$31" chart:label-cell-address="local-table.$G$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serial</text:p>
              </table:table-cell>
              <table:table-cell office:value-type="string">
                <text:p>msort_omp_none</text:p>
              </table:table-cell>
              <table:table-cell office:value-type="string">
                <text:p>msort_omp_compact</text:p>
              </table:table-cell>
              <table:table-cell office:value-type="string">
                <text:p>msort_omp_scatter</text:p>
              </table:table-cell>
              <table:table-cell office:value-type="string">
                <text:p>msort_omp_balanced</text:p>
              </table:table-cell>
              <table:table-cell office:value-type="string">
                <text:p>msort_cilk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12.641963">
                <text:p>12.641963</text:p>
              </table:table-cell>
              <table:table-cell office:value-type="float" office:value="76.498348">
                <text:p>76.498348</text:p>
              </table:table-cell>
              <table:table-cell office:value-type="float" office:value="51.976381">
                <text:p>51.976381</text:p>
              </table:table-cell>
              <table:table-cell office:value-type="float" office:value="172.814151">
                <text:p>172.814151</text:p>
              </table:table-cell>
              <table:table-cell office:value-type="float" office:value="85.412712">
                <text:p>85.412712</text:p>
              </table:table-cell>
              <table:table-cell office:value-type="float" office:value="16.623614">
                <text:p>16.623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093443">
                <text:p>35.093443</text:p>
              </table:table-cell>
              <table:table-cell office:value-type="float" office:value="66.037084">
                <text:p>66.037084</text:p>
              </table:table-cell>
              <table:table-cell office:value-type="float" office:value="106.935907">
                <text:p>106.935907</text:p>
              </table:table-cell>
              <table:table-cell office:value-type="float" office:value="35.697882">
                <text:p>35.697882</text:p>
              </table:table-cell>
              <table:table-cell office:value-type="float" office:value="104.071887">
                <text:p>104.071887</text:p>
              </table:table-cell>
              <table:table-cell office:value-type="float" office:value="19.75349">
                <text:p>19.75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189848">
                <text:p>39.189848</text:p>
              </table:table-cell>
              <table:table-cell office:value-type="float" office:value="185.755842">
                <text:p>185.755842</text:p>
              </table:table-cell>
              <table:table-cell office:value-type="float" office:value="44.833349">
                <text:p>44.833349</text:p>
              </table:table-cell>
              <table:table-cell office:value-type="float" office:value="60.905653">
                <text:p>60.905653</text:p>
              </table:table-cell>
              <table:table-cell office:value-type="float" office:value="133.059112">
                <text:p>133.059112</text:p>
              </table:table-cell>
              <table:table-cell office:value-type="float" office:value="24.279723">
                <text:p>24.279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.356149">
                <text:p>71.356149</text:p>
              </table:table-cell>
              <table:table-cell office:value-type="float" office:value="124.065431">
                <text:p>124.065431</text:p>
              </table:table-cell>
              <table:table-cell office:value-type="float" office:value="40.347811">
                <text:p>40.347811</text:p>
              </table:table-cell>
              <table:table-cell office:value-type="float" office:value="101.471059">
                <text:p>101.471059</text:p>
              </table:table-cell>
              <table:table-cell office:value-type="float" office:value="116.454675">
                <text:p>116.454675</text:p>
              </table:table-cell>
              <table:table-cell office:value-type="float" office:value="24.719612">
                <text:p>24.71961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8.224367">
                <text:p>68.224367</text:p>
              </table:table-cell>
              <table:table-cell office:value-type="float" office:value="191.565717">
                <text:p>191.565717</text:p>
              </table:table-cell>
              <table:table-cell office:value-type="float" office:value="48.676612">
                <text:p>48.676612</text:p>
              </table:table-cell>
              <table:table-cell office:value-type="float" office:value="62.720167">
                <text:p>62.720167</text:p>
              </table:table-cell>
              <table:table-cell office:value-type="float" office:value="147.945046">
                <text:p>147.945046</text:p>
              </table:table-cell>
              <table:table-cell office:value-type="float" office:value="20.660167">
                <text:p>20.660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.697617">
                <text:p>82.697617</text:p>
              </table:table-cell>
              <table:table-cell office:value-type="float" office:value="131.238356">
                <text:p>131.238356</text:p>
              </table:table-cell>
              <table:table-cell office:value-type="float" office:value="107.56361">
                <text:p>107.56361</text:p>
              </table:table-cell>
              <table:table-cell office:value-type="float" office:value="177.002575">
                <text:p>177.002575</text:p>
              </table:table-cell>
              <table:table-cell office:value-type="float" office:value="93.949257">
                <text:p>93.949257</text:p>
              </table:table-cell>
              <table:table-cell office:value-type="float" office:value="23.077759">
                <text:p>23.077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.859039">
                <text:p>96.859039</text:p>
              </table:table-cell>
              <table:table-cell office:value-type="float" office:value="222.195957">
                <text:p>222.195957</text:p>
              </table:table-cell>
              <table:table-cell office:value-type="float" office:value="182.334712">
                <text:p>182.334712</text:p>
              </table:table-cell>
              <table:table-cell office:value-type="float" office:value="149.787097">
                <text:p>149.787097</text:p>
              </table:table-cell>
              <table:table-cell office:value-type="float" office:value="127.973872">
                <text:p>127.973872</text:p>
              </table:table-cell>
              <table:table-cell office:value-type="float" office:value="28.065316">
                <text:p>28.065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.420492">
                <text:p>106.420492</text:p>
              </table:table-cell>
              <table:table-cell office:value-type="float" office:value="73.163552">
                <text:p>73.163552</text:p>
              </table:table-cell>
              <table:table-cell office:value-type="float" office:value="59.70259">
                <text:p>59.70259</text:p>
              </table:table-cell>
              <table:table-cell office:value-type="float" office:value="95.517577">
                <text:p>95.517577</text:p>
              </table:table-cell>
              <table:table-cell office:value-type="float" office:value="152.004018">
                <text:p>152.004018</text:p>
              </table:table-cell>
              <table:table-cell office:value-type="float" office:value="38.363434">
                <text:p>38.363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.254756">
                <text:p>119.254756</text:p>
              </table:table-cell>
              <table:table-cell office:value-type="float" office:value="195.290677">
                <text:p>195.290677</text:p>
              </table:table-cell>
              <table:table-cell office:value-type="float" office:value="128.3813">
                <text:p>128.3813</text:p>
              </table:table-cell>
              <table:table-cell office:value-type="float" office:value="221.880256">
                <text:p>221.880256</text:p>
              </table:table-cell>
              <table:table-cell office:value-type="float" office:value="179.278421">
                <text:p>179.278421</text:p>
              </table:table-cell>
              <table:table-cell office:value-type="float" office:value="34.707182">
                <text:p>34.70718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35.550912">
                <text:p>135.550912</text:p>
              </table:table-cell>
              <table:table-cell office:value-type="float" office:value="198.921691">
                <text:p>198.921691</text:p>
              </table:table-cell>
              <table:table-cell office:value-type="float" office:value="154.822853">
                <text:p>154.822853</text:p>
              </table:table-cell>
              <table:table-cell office:value-type="float" office:value="217.209186">
                <text:p>217.209186</text:p>
              </table:table-cell>
              <table:table-cell office:value-type="float" office:value="156.582341">
                <text:p>156.582341</text:p>
              </table:table-cell>
              <table:table-cell office:value-type="float" office:value="43.790334">
                <text:p>43.790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.51802">
                <text:p>152.51802</text:p>
              </table:table-cell>
              <table:table-cell office:value-type="float" office:value="130.010023">
                <text:p>130.010023</text:p>
              </table:table-cell>
              <table:table-cell office:value-type="float" office:value="199.934809">
                <text:p>199.934809</text:p>
              </table:table-cell>
              <table:table-cell office:value-type="float" office:value="100.281174">
                <text:p>100.281174</text:p>
              </table:table-cell>
              <table:table-cell office:value-type="float" office:value="151.058596">
                <text:p>151.058596</text:p>
              </table:table-cell>
              <table:table-cell office:value-type="float" office:value="37.251379">
                <text:p>37.251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.550579">
                <text:p>170.550579</text:p>
              </table:table-cell>
              <table:table-cell office:value-type="float" office:value="139.670718">
                <text:p>139.670718</text:p>
              </table:table-cell>
              <table:table-cell office:value-type="float" office:value="197.414107">
                <text:p>197.414107</text:p>
              </table:table-cell>
              <table:table-cell office:value-type="float" office:value="94.320038">
                <text:p>94.320038</text:p>
              </table:table-cell>
              <table:table-cell office:value-type="float" office:value="111.783354">
                <text:p>111.783354</text:p>
              </table:table-cell>
              <table:table-cell office:value-type="float" office:value="56.694804">
                <text:p>56.694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.626293">
                <text:p>177.626293</text:p>
              </table:table-cell>
              <table:table-cell office:value-type="float" office:value="158.749118">
                <text:p>158.749118</text:p>
              </table:table-cell>
              <table:table-cell office:value-type="float" office:value="221.629347">
                <text:p>221.629347</text:p>
              </table:table-cell>
              <table:table-cell office:value-type="float" office:value="171.39383">
                <text:p>171.39383</text:p>
              </table:table-cell>
              <table:table-cell office:value-type="float" office:value="209.637989">
                <text:p>209.637989</text:p>
              </table:table-cell>
              <table:table-cell office:value-type="float" office:value="46.753456">
                <text:p>46.753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.648229">
                <text:p>193.648229</text:p>
              </table:table-cell>
              <table:table-cell office:value-type="float" office:value="176.688398">
                <text:p>176.688398</text:p>
              </table:table-cell>
              <table:table-cell office:value-type="float" office:value="132.561221">
                <text:p>132.561221</text:p>
              </table:table-cell>
              <table:table-cell office:value-type="float" office:value="205.787901">
                <text:p>205.787901</text:p>
              </table:table-cell>
              <table:table-cell office:value-type="float" office:value="220.416212">
                <text:p>220.416212</text:p>
              </table:table-cell>
              <table:table-cell office:value-type="float" office:value="47.226778">
                <text:p>47.22677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13.090532">
                <text:p>213.090532</text:p>
              </table:table-cell>
              <table:table-cell office:value-type="float" office:value="151.095634">
                <text:p>151.095634</text:p>
              </table:table-cell>
              <table:table-cell office:value-type="float" office:value="128.999991">
                <text:p>128.999991</text:p>
              </table:table-cell>
              <table:table-cell office:value-type="float" office:value="104.924783">
                <text:p>104.924783</text:p>
              </table:table-cell>
              <table:table-cell office:value-type="float" office:value="174.844036">
                <text:p>174.844036</text:p>
              </table:table-cell>
              <table:table-cell office:value-type="float" office:value="51.638054">
                <text:p>51.638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.132495">
                <text:p>218.132495</text:p>
              </table:table-cell>
              <table:table-cell office:value-type="float" office:value="141.648503">
                <text:p>141.648503</text:p>
              </table:table-cell>
              <table:table-cell office:value-type="float" office:value="107.602884">
                <text:p>107.602884</text:p>
              </table:table-cell>
              <table:table-cell office:value-type="float" office:value="111.974611">
                <text:p>111.974611</text:p>
              </table:table-cell>
              <table:table-cell office:value-type="float" office:value="218.641301">
                <text:p>218.641301</text:p>
              </table:table-cell>
              <table:table-cell office:value-type="float" office:value="77.225806">
                <text:p>77.225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605314">
                <text:p>232.605314</text:p>
              </table:table-cell>
              <table:table-cell office:value-type="float" office:value="188.568998">
                <text:p>188.568998</text:p>
              </table:table-cell>
              <table:table-cell office:value-type="float" office:value="193.622936">
                <text:p>193.622936</text:p>
              </table:table-cell>
              <table:table-cell office:value-type="float" office:value="120.097247">
                <text:p>120.097247</text:p>
              </table:table-cell>
              <table:table-cell office:value-type="float" office:value="171.593063">
                <text:p>171.593063</text:p>
              </table:table-cell>
              <table:table-cell office:value-type="float" office:value="54.449519">
                <text:p>54.449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.954122">
                <text:p>252.954122</text:p>
              </table:table-cell>
              <table:table-cell office:value-type="float" office:value="185.645919">
                <text:p>185.645919</text:p>
              </table:table-cell>
              <table:table-cell office:value-type="float" office:value="227.923839">
                <text:p>227.923839</text:p>
              </table:table-cell>
              <table:table-cell office:value-type="float" office:value="123.515618">
                <text:p>123.515618</text:p>
              </table:table-cell>
              <table:table-cell office:value-type="float" office:value="191.99526">
                <text:p>191.99526</text:p>
              </table:table-cell>
              <table:table-cell office:value-type="float" office:value="53.422636">
                <text:p>53.422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.676618">
                <text:p>260.676618</text:p>
              </table:table-cell>
              <table:table-cell office:value-type="float" office:value="248.289091">
                <text:p>248.289091</text:p>
              </table:table-cell>
              <table:table-cell office:value-type="float" office:value="223.631494">
                <text:p>223.631494</text:p>
              </table:table-cell>
              <table:table-cell office:value-type="float" office:value="213.802475">
                <text:p>213.802475</text:p>
              </table:table-cell>
              <table:table-cell office:value-type="float" office:value="163.715953">
                <text:p>163.715953</text:p>
              </table:table-cell>
              <table:table-cell office:value-type="float" office:value="65.585207">
                <text:p>65.58520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0.349424">
                <text:p>280.349424</text:p>
              </table:table-cell>
              <table:table-cell office:value-type="float" office:value="225.44312">
                <text:p>225.44312</text:p>
              </table:table-cell>
              <table:table-cell office:value-type="float" office:value="128.982159">
                <text:p>128.982159</text:p>
              </table:table-cell>
              <table:table-cell office:value-type="float" office:value="297.213553">
                <text:p>297.213553</text:p>
              </table:table-cell>
              <table:table-cell office:value-type="float" office:value="234.518028">
                <text:p>234.518028</text:p>
              </table:table-cell>
              <table:table-cell office:value-type="float" office:value="64.737844">
                <text:p>64.737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.083361">
                <text:p>286.083361</text:p>
              </table:table-cell>
              <table:table-cell office:value-type="float" office:value="230.714131">
                <text:p>230.714131</text:p>
              </table:table-cell>
              <table:table-cell office:value-type="float" office:value="239.109369">
                <text:p>239.109369</text:p>
              </table:table-cell>
              <table:table-cell office:value-type="float" office:value="283.581037">
                <text:p>283.581037</text:p>
              </table:table-cell>
              <table:table-cell office:value-type="float" office:value="242.413798">
                <text:p>242.413798</text:p>
              </table:table-cell>
              <table:table-cell office:value-type="float" office:value="91.773849">
                <text:p>91.773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.666736">
                <text:p>307.666736</text:p>
              </table:table-cell>
              <table:table-cell office:value-type="float" office:value="203.903439">
                <text:p>203.903439</text:p>
              </table:table-cell>
              <table:table-cell office:value-type="float" office:value="228.496477">
                <text:p>228.496477</text:p>
              </table:table-cell>
              <table:table-cell office:value-type="float" office:value="239.521287">
                <text:p>239.521287</text:p>
              </table:table-cell>
              <table:table-cell office:value-type="float" office:value="164.146503">
                <text:p>164.146503</text:p>
              </table:table-cell>
              <table:table-cell office:value-type="float" office:value="74.872261">
                <text:p>74.872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.746984">
                <text:p>322.746984</text:p>
              </table:table-cell>
              <table:table-cell office:value-type="float" office:value="210.221129">
                <text:p>210.221129</text:p>
              </table:table-cell>
              <table:table-cell office:value-type="float" office:value="226.403679">
                <text:p>226.403679</text:p>
              </table:table-cell>
              <table:table-cell office:value-type="float" office:value="251.536599">
                <text:p>251.536599</text:p>
              </table:table-cell>
              <table:table-cell office:value-type="float" office:value="179.20156">
                <text:p>179.20156</text:p>
              </table:table-cell>
              <table:table-cell office:value-type="float" office:value="85.855239">
                <text:p>85.855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.241693">
                <text:p>330.241693</text:p>
              </table:table-cell>
              <table:table-cell office:value-type="float" office:value="202.76239">
                <text:p>202.76239</text:p>
              </table:table-cell>
              <table:table-cell office:value-type="float" office:value="185.650061">
                <text:p>185.650061</text:p>
              </table:table-cell>
              <table:table-cell office:value-type="float" office:value="220.165614">
                <text:p>220.165614</text:p>
              </table:table-cell>
              <table:table-cell office:value-type="float" office:value="213.91206">
                <text:p>213.91206</text:p>
              </table:table-cell>
              <table:table-cell office:value-type="float" office:value="90.428546">
                <text:p>90.428546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366.955679">
                <text:p>366.955679</text:p>
              </table:table-cell>
              <table:table-cell office:value-type="float" office:value="168.772605">
                <text:p>168.772605</text:p>
              </table:table-cell>
              <table:table-cell office:value-type="float" office:value="185.306343">
                <text:p>185.306343</text:p>
              </table:table-cell>
              <table:table-cell office:value-type="float" office:value="184.192945">
                <text:p>184.192945</text:p>
              </table:table-cell>
              <table:table-cell office:value-type="float" office:value="165.655764">
                <text:p>165.655764</text:p>
              </table:table-cell>
              <table:table-cell office:value-type="float" office:value="71.466327">
                <text:p>71.466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.534224">
                <text:p>364.534224</text:p>
              </table:table-cell>
              <table:table-cell office:value-type="float" office:value="231.392158">
                <text:p>231.392158</text:p>
              </table:table-cell>
              <table:table-cell office:value-type="float" office:value="183.099543">
                <text:p>183.099543</text:p>
              </table:table-cell>
              <table:table-cell office:value-type="float" office:value="200.546322">
                <text:p>200.546322</text:p>
              </table:table-cell>
              <table:table-cell office:value-type="float" office:value="239.628442">
                <text:p>239.628442</text:p>
              </table:table-cell>
              <table:table-cell office:value-type="float" office:value="86.957947">
                <text:p>86.957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.839348">
                <text:p>396.839348</text:p>
              </table:table-cell>
              <table:table-cell office:value-type="float" office:value="246.858461">
                <text:p>246.858461</text:p>
              </table:table-cell>
              <table:table-cell office:value-type="float" office:value="205.151149">
                <text:p>205.151149</text:p>
              </table:table-cell>
              <table:table-cell office:value-type="float" office:value="290.737542">
                <text:p>290.737542</text:p>
              </table:table-cell>
              <table:table-cell office:value-type="float" office:value="211.542685">
                <text:p>211.542685</text:p>
              </table:table-cell>
              <table:table-cell office:value-type="float" office:value="94.206246">
                <text:p>94.206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.940638">
                <text:p>396.940638</text:p>
              </table:table-cell>
              <table:table-cell office:value-type="float" office:value="233.337284">
                <text:p>233.337284</text:p>
              </table:table-cell>
              <table:table-cell office:value-type="float" office:value="172.203678">
                <text:p>172.203678</text:p>
              </table:table-cell>
              <table:table-cell office:value-type="float" office:value="278.12834">
                <text:p>278.12834</text:p>
              </table:table-cell>
              <table:table-cell office:value-type="float" office:value="208.747727">
                <text:p>208.747727</text:p>
              </table:table-cell>
              <table:table-cell office:value-type="float" office:value="81.412398">
                <text:p>81.412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.234881">
                <text:p>408.234881</text:p>
              </table:table-cell>
              <table:table-cell office:value-type="float" office:value="252.368324">
                <text:p>252.368324</text:p>
              </table:table-cell>
              <table:table-cell office:value-type="float" office:value="226.552312">
                <text:p>226.552312</text:p>
              </table:table-cell>
              <table:table-cell office:value-type="float" office:value="217.551234">
                <text:p>217.551234</text:p>
              </table:table-cell>
              <table:table-cell office:value-type="float" office:value="259.518277">
                <text:p>259.518277</text:p>
              </table:table-cell>
              <table:table-cell office:value-type="float" office:value="80.333621">
                <text:p>80.3336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24.76333">
                <text:p>424.76333</text:p>
              </table:table-cell>
              <table:table-cell office:value-type="float" office:value="202.357686">
                <text:p>202.357686</text:p>
              </table:table-cell>
              <table:table-cell office:value-type="float" office:value="293.468579">
                <text:p>293.468579</text:p>
              </table:table-cell>
              <table:table-cell office:value-type="float" office:value="283.127639">
                <text:p>283.127639</text:p>
              </table:table-cell>
              <table:table-cell office:value-type="float" office:value="265.235935">
                <text:p>265.235935</text:p>
              </table:table-cell>
              <table:table-cell office:value-type="float" office:value="83.460077">
                <text:p>83.460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953cm" svg:y="0.119cm" svg:width="7.219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471cm" svg:y="5.513cm" chart:style-name="ch4">
              <text:p>t</text:p>
            </chart:title>
            <chart:categories table:cell-range-address="local-table.$B$1:.$AG$1"/>
          </chart:axis>
          <chart:axis chart:dimension="y" chart:name="primary-y" chart:style-name="ch5">
            <chart:title svg:x="0.295cm" svg:y="4.17cm" chart:style-name="ch6">
              <text:p>msort 3000000 t (ms)</text:p>
            </chart:title>
          </chart:axis>
          <chart:series chart:style-name="ch7" chart:values-cell-range-address="local-table.$B$2:.$AG$2" chart:label-cell-address="local-table.$A$2" chart:class="chart:line">
            <chart:data-point chart:repeated="32"/>
          </chart:series>
          <chart:series chart:style-name="ch8" chart:values-cell-range-address="local-table.$B$3:.$AG$3" chart:label-cell-address="local-table.$A$3" chart:class="chart:line">
            <chart:data-point chart:repeated="32"/>
          </chart:series>
          <chart:series chart:style-name="ch9" chart:values-cell-range-address="local-table.$B$4:.$AG$4" chart:label-cell-address="local-table.$A$4" chart:class="chart:line">
            <chart:data-point chart:repeated="32"/>
          </chart:series>
          <chart:series chart:style-name="ch10" chart:values-cell-range-address="local-table.$B$5:.$AG$5" chart:label-cell-address="local-table.$A$5" chart:class="chart:line">
            <chart:data-point chart:repeated="32"/>
          </chart:series>
          <chart:series chart:style-name="ch11" chart:values-cell-range-address="local-table.$B$6:.$AG$6" chart:label-cell-address="local-table.$A$6" chart:class="chart:line">
            <chart:data-point chart:repeated="32"/>
          </chart:series>
          <chart:series chart:style-name="ch12" chart:values-cell-range-address="local-table.$B$7:.$AG$7" chart:label-cell-address="local-table.$A$7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msort_serial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</table:table-row>
            <table:table-row>
              <table:table-cell office:value-type="string">
                <text:p>msort_omp_none</text:p>
              </table:table-cell>
              <table:table-cell office:value-type="float" office:value="795.710025">
                <text:p>795.710025</text:p>
              </table:table-cell>
              <table:table-cell office:value-type="float" office:value="984.639412">
                <text:p>984.639412</text:p>
              </table:table-cell>
              <table:table-cell office:value-type="float" office:value="830.705172">
                <text:p>830.705172</text:p>
              </table:table-cell>
              <table:table-cell office:value-type="float" office:value="935.427282">
                <text:p>935.427282</text:p>
              </table:table-cell>
              <table:table-cell office:value-type="float" office:value="745.875704">
                <text:p>745.875704</text:p>
              </table:table-cell>
              <table:table-cell office:value-type="float" office:value="583.310008">
                <text:p>583.310008</text:p>
              </table:table-cell>
              <table:table-cell office:value-type="float" office:value="517.452873">
                <text:p>517.452873</text:p>
              </table:table-cell>
              <table:table-cell office:value-type="float" office:value="410.732041">
                <text:p>410.732041</text:p>
              </table:table-cell>
              <table:table-cell office:value-type="float" office:value="444.904513">
                <text:p>444.904513</text:p>
              </table:table-cell>
              <table:table-cell office:value-type="float" office:value="344.573884">
                <text:p>344.573884</text:p>
              </table:table-cell>
              <table:table-cell office:value-type="float" office:value="285.113827">
                <text:p>285.113827</text:p>
              </table:table-cell>
              <table:table-cell office:value-type="float" office:value="466.394546">
                <text:p>466.394546</text:p>
              </table:table-cell>
              <table:table-cell office:value-type="float" office:value="320.567276">
                <text:p>320.567276</text:p>
              </table:table-cell>
              <table:table-cell office:value-type="float" office:value="365.119346">
                <text:p>365.119346</text:p>
              </table:table-cell>
              <table:table-cell office:value-type="float" office:value="250.090619">
                <text:p>250.090619</text:p>
              </table:table-cell>
              <table:table-cell office:value-type="float" office:value="287.57543">
                <text:p>287.57543</text:p>
              </table:table-cell>
              <table:table-cell office:value-type="float" office:value="311.675572">
                <text:p>311.675572</text:p>
              </table:table-cell>
              <table:table-cell office:value-type="float" office:value="276.82581">
                <text:p>276.82581</text:p>
              </table:table-cell>
              <table:table-cell office:value-type="float" office:value="234.019842">
                <text:p>234.019842</text:p>
              </table:table-cell>
              <table:table-cell office:value-type="float" office:value="259.352203">
                <text:p>259.352203</text:p>
              </table:table-cell>
              <table:table-cell office:value-type="float" office:value="266.690458">
                <text:p>266.690458</text:p>
              </table:table-cell>
              <table:table-cell office:value-type="float" office:value="223.881958">
                <text:p>223.881958</text:p>
              </table:table-cell>
              <table:table-cell office:value-type="float" office:value="219.706894">
                <text:p>219.706894</text:p>
              </table:table-cell>
              <table:table-cell office:value-type="float" office:value="234.889387">
                <text:p>234.889387</text:p>
              </table:table-cell>
              <table:table-cell office:value-type="float" office:value="207.146986">
                <text:p>207.146986</text:p>
              </table:table-cell>
              <table:table-cell office:value-type="float" office:value="301.135734">
                <text:p>301.135734</text:p>
              </table:table-cell>
              <table:table-cell office:value-type="float" office:value="211.286251">
                <text:p>211.286251</text:p>
              </table:table-cell>
              <table:table-cell office:value-type="float" office:value="195.615971">
                <text:p>195.615971</text:p>
              </table:table-cell>
              <table:table-cell office:value-type="float" office:value="307.28472">
                <text:p>307.28472</text:p>
              </table:table-cell>
              <table:table-cell office:value-type="float" office:value="317.417513">
                <text:p>317.417513</text:p>
              </table:table-cell>
              <table:table-cell office:value-type="float" office:value="200.049457">
                <text:p>200.049457</text:p>
              </table:table-cell>
              <table:table-cell office:value-type="float" office:value="202.357686">
                <text:p>202.357686</text:p>
              </table:table-cell>
            </table:table-row>
            <table:table-row>
              <table:table-cell office:value-type="string">
                <text:p>msort_omp_compact</text:p>
              </table:table-cell>
              <table:table-cell office:value-type="float" office:value="815.622288">
                <text:p>815.622288</text:p>
              </table:table-cell>
              <table:table-cell office:value-type="float" office:value="1555.390684">
                <text:p>1555.390684</text:p>
              </table:table-cell>
              <table:table-cell office:value-type="float" office:value="952.837982">
                <text:p>952.837982</text:p>
              </table:table-cell>
              <table:table-cell office:value-type="float" office:value="752.664526">
                <text:p>752.664526</text:p>
              </table:table-cell>
              <table:table-cell office:value-type="float" office:value="638.631032">
                <text:p>638.631032</text:p>
              </table:table-cell>
              <table:table-cell office:value-type="float" office:value="663.939457">
                <text:p>663.939457</text:p>
              </table:table-cell>
              <table:table-cell office:value-type="float" office:value="502.621639">
                <text:p>502.621639</text:p>
              </table:table-cell>
              <table:table-cell office:value-type="float" office:value="463.542623">
                <text:p>463.542623</text:p>
              </table:table-cell>
              <table:table-cell office:value-type="float" office:value="471.928727">
                <text:p>471.928727</text:p>
              </table:table-cell>
              <table:table-cell office:value-type="float" office:value="467.037774">
                <text:p>467.037774</text:p>
              </table:table-cell>
              <table:table-cell office:value-type="float" office:value="535.577351">
                <text:p>535.577351</text:p>
              </table:table-cell>
              <table:table-cell office:value-type="float" office:value="431.875989">
                <text:p>431.875989</text:p>
              </table:table-cell>
              <table:table-cell office:value-type="float" office:value="338.475072">
                <text:p>338.475072</text:p>
              </table:table-cell>
              <table:table-cell office:value-type="float" office:value="365.394716">
                <text:p>365.394716</text:p>
              </table:table-cell>
              <table:table-cell office:value-type="float" office:value="296.259578">
                <text:p>296.259578</text:p>
              </table:table-cell>
              <table:table-cell office:value-type="float" office:value="292.942217">
                <text:p>292.942217</text:p>
              </table:table-cell>
              <table:table-cell office:value-type="float" office:value="370.788159">
                <text:p>370.788159</text:p>
              </table:table-cell>
              <table:table-cell office:value-type="float" office:value="426.07564">
                <text:p>426.07564</text:p>
              </table:table-cell>
              <table:table-cell office:value-type="float" office:value="259.697845">
                <text:p>259.697845</text:p>
              </table:table-cell>
              <table:table-cell office:value-type="float" office:value="328.796909">
                <text:p>328.796909</text:p>
              </table:table-cell>
              <table:table-cell office:value-type="float" office:value="277.360612">
                <text:p>277.360612</text:p>
              </table:table-cell>
              <table:table-cell office:value-type="float" office:value="227.500682">
                <text:p>227.500682</text:p>
              </table:table-cell>
              <table:table-cell office:value-type="float" office:value="251.248358">
                <text:p>251.248358</text:p>
              </table:table-cell>
              <table:table-cell office:value-type="float" office:value="294.316215">
                <text:p>294.316215</text:p>
              </table:table-cell>
              <table:table-cell office:value-type="float" office:value="243.504503">
                <text:p>243.504503</text:p>
              </table:table-cell>
              <table:table-cell office:value-type="float" office:value="227.180649">
                <text:p>227.180649</text:p>
              </table:table-cell>
              <table:table-cell office:value-type="float" office:value="294.648613">
                <text:p>294.648613</text:p>
              </table:table-cell>
              <table:table-cell office:value-type="float" office:value="211.478411">
                <text:p>211.478411</text:p>
              </table:table-cell>
              <table:table-cell office:value-type="float" office:value="328.381162">
                <text:p>328.381162</text:p>
              </table:table-cell>
              <table:table-cell office:value-type="float" office:value="251.548864">
                <text:p>251.548864</text:p>
              </table:table-cell>
              <table:table-cell office:value-type="float" office:value="287.896905">
                <text:p>287.896905</text:p>
              </table:table-cell>
              <table:table-cell office:value-type="float" office:value="293.468579">
                <text:p>293.468579</text:p>
              </table:table-cell>
            </table:table-row>
            <table:table-row>
              <table:table-cell office:value-type="string">
                <text:p>msort_omp_scatter</text:p>
              </table:table-cell>
              <table:table-cell office:value-type="float" office:value="886.088438">
                <text:p>886.088438</text:p>
              </table:table-cell>
              <table:table-cell office:value-type="float" office:value="1035.256928">
                <text:p>1035.256928</text:p>
              </table:table-cell>
              <table:table-cell office:value-type="float" office:value="847.485749">
                <text:p>847.485749</text:p>
              </table:table-cell>
              <table:table-cell office:value-type="float" office:value="813.576645">
                <text:p>813.576645</text:p>
              </table:table-cell>
              <table:table-cell office:value-type="float" office:value="728.120988">
                <text:p>728.120988</text:p>
              </table:table-cell>
              <table:table-cell office:value-type="float" office:value="584.759168">
                <text:p>584.759168</text:p>
              </table:table-cell>
              <table:table-cell office:value-type="float" office:value="630.908807">
                <text:p>630.908807</text:p>
              </table:table-cell>
              <table:table-cell office:value-type="float" office:value="429.79265">
                <text:p>429.79265</text:p>
              </table:table-cell>
              <table:table-cell office:value-type="float" office:value="462.694073">
                <text:p>462.694073</text:p>
              </table:table-cell>
              <table:table-cell office:value-type="float" office:value="329.514248">
                <text:p>329.514248</text:p>
              </table:table-cell>
              <table:table-cell office:value-type="float" office:value="278.190037">
                <text:p>278.190037</text:p>
              </table:table-cell>
              <table:table-cell office:value-type="float" office:value="305.727034">
                <text:p>305.727034</text:p>
              </table:table-cell>
              <table:table-cell office:value-type="float" office:value="282.074829">
                <text:p>282.074829</text:p>
              </table:table-cell>
              <table:table-cell office:value-type="float" office:value="298.516961">
                <text:p>298.516961</text:p>
              </table:table-cell>
              <table:table-cell office:value-type="float" office:value="259.713165">
                <text:p>259.713165</text:p>
              </table:table-cell>
              <table:table-cell office:value-type="float" office:value="353.456072">
                <text:p>353.456072</text:p>
              </table:table-cell>
              <table:table-cell office:value-type="float" office:value="276.473496">
                <text:p>276.473496</text:p>
              </table:table-cell>
              <table:table-cell office:value-type="float" office:value="288.730329">
                <text:p>288.730329</text:p>
              </table:table-cell>
              <table:table-cell office:value-type="float" office:value="269.072695">
                <text:p>269.072695</text:p>
              </table:table-cell>
              <table:table-cell office:value-type="float" office:value="230.216825">
                <text:p>230.216825</text:p>
              </table:table-cell>
              <table:table-cell office:value-type="float" office:value="289.008984">
                <text:p>289.008984</text:p>
              </table:table-cell>
              <table:table-cell office:value-type="float" office:value="240.917644">
                <text:p>240.917644</text:p>
              </table:table-cell>
              <table:table-cell office:value-type="float" office:value="231.656087">
                <text:p>231.656087</text:p>
              </table:table-cell>
              <table:table-cell office:value-type="float" office:value="200.169557">
                <text:p>200.169557</text:p>
              </table:table-cell>
              <table:table-cell office:value-type="float" office:value="236.115482">
                <text:p>236.115482</text:p>
              </table:table-cell>
              <table:table-cell office:value-type="float" office:value="236.779832">
                <text:p>236.779832</text:p>
              </table:table-cell>
              <table:table-cell office:value-type="float" office:value="311.829175">
                <text:p>311.829175</text:p>
              </table:table-cell>
              <table:table-cell office:value-type="float" office:value="311.029933">
                <text:p>311.029933</text:p>
              </table:table-cell>
              <table:table-cell office:value-type="float" office:value="311.487773">
                <text:p>311.487773</text:p>
              </table:table-cell>
              <table:table-cell office:value-type="float" office:value="384.236208">
                <text:p>384.236208</text:p>
              </table:table-cell>
              <table:table-cell office:value-type="float" office:value="268.234161">
                <text:p>268.234161</text:p>
              </table:table-cell>
              <table:table-cell office:value-type="float" office:value="283.127639">
                <text:p>283.127639</text:p>
              </table:table-cell>
            </table:table-row>
            <table:table-row>
              <table:table-cell office:value-type="string">
                <text:p>msort_omp_balanced</text:p>
              </table:table-cell>
              <table:table-cell office:value-type="float" office:value="845.399048">
                <text:p>845.399048</text:p>
              </table:table-cell>
              <table:table-cell office:value-type="float" office:value="962.880919">
                <text:p>962.880919</text:p>
              </table:table-cell>
              <table:table-cell office:value-type="float" office:value="835.421217">
                <text:p>835.421217</text:p>
              </table:table-cell>
              <table:table-cell office:value-type="float" office:value="971.155849">
                <text:p>971.155849</text:p>
              </table:table-cell>
              <table:table-cell office:value-type="float" office:value="691.764289">
                <text:p>691.764289</text:p>
              </table:table-cell>
              <table:table-cell office:value-type="float" office:value="504.482643">
                <text:p>504.482643</text:p>
              </table:table-cell>
              <table:table-cell office:value-type="float" office:value="573.060383">
                <text:p>573.060383</text:p>
              </table:table-cell>
              <table:table-cell office:value-type="float" office:value="459.616988">
                <text:p>459.616988</text:p>
              </table:table-cell>
              <table:table-cell office:value-type="float" office:value="544.603488">
                <text:p>544.603488</text:p>
              </table:table-cell>
              <table:table-cell office:value-type="float" office:value="396.698621">
                <text:p>396.698621</text:p>
              </table:table-cell>
              <table:table-cell office:value-type="float" office:value="374.847615">
                <text:p>374.847615</text:p>
              </table:table-cell>
              <table:table-cell office:value-type="float" office:value="411.490602">
                <text:p>411.490602</text:p>
              </table:table-cell>
              <table:table-cell office:value-type="float" office:value="331.825367">
                <text:p>331.825367</text:p>
              </table:table-cell>
              <table:table-cell office:value-type="float" office:value="324.179677">
                <text:p>324.179677</text:p>
              </table:table-cell>
              <table:table-cell office:value-type="float" office:value="236.945363">
                <text:p>236.945363</text:p>
              </table:table-cell>
              <table:table-cell office:value-type="float" office:value="285.614614">
                <text:p>285.614614</text:p>
              </table:table-cell>
              <table:table-cell office:value-type="float" office:value="329.878576">
                <text:p>329.878576</text:p>
              </table:table-cell>
              <table:table-cell office:value-type="float" office:value="300.628558">
                <text:p>300.628558</text:p>
              </table:table-cell>
              <table:table-cell office:value-type="float" office:value="304.22585">
                <text:p>304.22585</text:p>
              </table:table-cell>
              <table:table-cell office:value-type="float" office:value="299.292604">
                <text:p>299.292604</text:p>
              </table:table-cell>
              <table:table-cell office:value-type="float" office:value="350.878845">
                <text:p>350.878845</text:p>
              </table:table-cell>
              <table:table-cell office:value-type="float" office:value="233.276167">
                <text:p>233.276167</text:p>
              </table:table-cell>
              <table:table-cell office:value-type="float" office:value="298.008457">
                <text:p>298.008457</text:p>
              </table:table-cell>
              <table:table-cell office:value-type="float" office:value="225.135862">
                <text:p>225.135862</text:p>
              </table:table-cell>
              <table:table-cell office:value-type="float" office:value="210.850839">
                <text:p>210.850839</text:p>
              </table:table-cell>
              <table:table-cell office:value-type="float" office:value="213.819398">
                <text:p>213.819398</text:p>
              </table:table-cell>
              <table:table-cell office:value-type="float" office:value="232.589276">
                <text:p>232.589276</text:p>
              </table:table-cell>
              <table:table-cell office:value-type="float" office:value="235.873956">
                <text:p>235.873956</text:p>
              </table:table-cell>
              <table:table-cell office:value-type="float" office:value="257.178853">
                <text:p>257.178853</text:p>
              </table:table-cell>
              <table:table-cell office:value-type="float" office:value="204.731628">
                <text:p>204.731628</text:p>
              </table:table-cell>
              <table:table-cell office:value-type="float" office:value="237.584386">
                <text:p>237.584386</text:p>
              </table:table-cell>
              <table:table-cell office:value-type="float" office:value="265.235935">
                <text:p>265.235935</text:p>
              </table:table-cell>
            </table:table-row>
            <table:table-row>
              <table:table-cell office:value-type="string">
                <text:p>msort_cilk</text:p>
              </table:table-cell>
              <table:table-cell office:value-type="float" office:value="590.148759">
                <text:p>590.148759</text:p>
              </table:table-cell>
              <table:table-cell office:value-type="float" office:value="346.162007">
                <text:p>346.162007</text:p>
              </table:table-cell>
              <table:table-cell office:value-type="float" office:value="246.391596">
                <text:p>246.391596</text:p>
              </table:table-cell>
              <table:table-cell office:value-type="float" office:value="194.170884">
                <text:p>194.170884</text:p>
              </table:table-cell>
              <table:table-cell office:value-type="float" office:value="170.057494">
                <text:p>170.057494</text:p>
              </table:table-cell>
              <table:table-cell office:value-type="float" office:value="155.659977">
                <text:p>155.659977</text:p>
              </table:table-cell>
              <table:table-cell office:value-type="float" office:value="133.49069">
                <text:p>133.49069</text:p>
              </table:table-cell>
              <table:table-cell office:value-type="float" office:value="127.100249">
                <text:p>127.100249</text:p>
              </table:table-cell>
              <table:table-cell office:value-type="float" office:value="117.621163">
                <text:p>117.621163</text:p>
              </table:table-cell>
              <table:table-cell office:value-type="float" office:value="110.287512">
                <text:p>110.287512</text:p>
              </table:table-cell>
              <table:table-cell office:value-type="float" office:value="102.884997">
                <text:p>102.884997</text:p>
              </table:table-cell>
              <table:table-cell office:value-type="float" office:value="120.279873">
                <text:p>120.279873</text:p>
              </table:table-cell>
              <table:table-cell office:value-type="float" office:value="112.872646">
                <text:p>112.872646</text:p>
              </table:table-cell>
              <table:table-cell office:value-type="float" office:value="99.980901">
                <text:p>99.980901</text:p>
              </table:table-cell>
              <table:table-cell office:value-type="float" office:value="88.829647">
                <text:p>88.829647</text:p>
              </table:table-cell>
              <table:table-cell office:value-type="float" office:value="108.505267">
                <text:p>108.505267</text:p>
              </table:table-cell>
              <table:table-cell office:value-type="float" office:value="93.136676">
                <text:p>93.136676</text:p>
              </table:table-cell>
              <table:table-cell office:value-type="float" office:value="84.573486">
                <text:p>84.573486</text:p>
              </table:table-cell>
              <table:table-cell office:value-type="float" office:value="99.654552">
                <text:p>99.654552</text:p>
              </table:table-cell>
              <table:table-cell office:value-type="float" office:value="94.948327">
                <text:p>94.948327</text:p>
              </table:table-cell>
              <table:table-cell office:value-type="float" office:value="90.037616">
                <text:p>90.037616</text:p>
              </table:table-cell>
              <table:table-cell office:value-type="float" office:value="87.743602">
                <text:p>87.743602</text:p>
              </table:table-cell>
              <table:table-cell office:value-type="float" office:value="83.962467">
                <text:p>83.962467</text:p>
              </table:table-cell>
              <table:table-cell office:value-type="float" office:value="83.957989">
                <text:p>83.957989</text:p>
              </table:table-cell>
              <table:table-cell office:value-type="float" office:value="85.072322">
                <text:p>85.072322</text:p>
              </table:table-cell>
              <table:table-cell office:value-type="float" office:value="84.843986">
                <text:p>84.843986</text:p>
              </table:table-cell>
              <table:table-cell office:value-type="float" office:value="81.618309">
                <text:p>81.618309</text:p>
              </table:table-cell>
              <table:table-cell office:value-type="float" office:value="85.981582">
                <text:p>85.981582</text:p>
              </table:table-cell>
              <table:table-cell office:value-type="float" office:value="84.91293">
                <text:p>84.91293</text:p>
              </table:table-cell>
              <table:table-cell office:value-type="float" office:value="88.076109">
                <text:p>88.076109</text:p>
              </table:table-cell>
              <table:table-cell office:value-type="float" office:value="82.368564">
                <text:p>82.368564</text:p>
              </table:table-cell>
              <table:table-cell office:value-type="float" office:value="83.460077">
                <text:p>83.4600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